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office:value-type="string">
            <text:p>1</text:p>
          </table:table-cell>
          <table:table-cell office:value-type="string">
            <text:p>19</text:p>
          </table:table-cell>
          <table:table-cell office:value-type="string">
            <text:p>アンパンマン・のびのびワーク１歳</text:p>
            <text:p>いただきます。食事の風景。今回のおかずはカットミカン。良く見る何分の１かの半月型のミカン。</text:p>
          </table:table-cell>
          <table:table-cell office:value-type="string">
            <text:p>日本将棋連盟「将棋の基礎知識」</text:p>
            <text:p>盤駒を使って遊ぶ将棋。</text:p>
          </table:table-cell>
          <table:table-cell office:value-type="string">
            <text:p>日本将棋連盟「将棋の基礎知識」</text:p>
            <text:p>将棋の駒には８種類あり、それぞれの駒は動き方が違う。</text:p>
            <text:p>しかし、８種類全ての駒に共通することが沢山ある。</text:p>
          </table:table-cell>
          <table:table-cell office:value-type="string">
            <text:p>練習局面課題演習　激指１５　指導対局　１４級　香川愛生　１周目　第１問</text:p>
            <text:p>０．００００２％　－４９６　５７級　たまご</text:p>
            <text:p>本将棋の導入として、駒の並べ方や符号についての学習を行った。</text:p>
            <text:p>ここまで、二人で将棋を指す事、盤駒を使って対局する事、交互に指す事、８種類の駒がある事、各駒共通のルールがある事等を学んだ。これで全体の０．００００２％の学習を消化。先は長いけど頑張ろう！</text:p>
          </table:table-cell>
          <table:table-cell table:number-columns-repeated="17"/>
        </table:table-row>
        <table:table-row table:style-name="ro4">
          <table:table-cell/>
          <table:table-cell office:value-type="string">
            <text:p>2</text:p>
          </table:table-cell>
          <table:table-cell office:value-type="string">
            <text:p>20</text:p>
          </table:table-cell>
          <table:table-cell office:value-type="string">
            <text:p>アンパンマン・のびのびワーク１歳</text:p>
            <text:p>続いての食べ物は「サンドイッチ」。ドキンちゃんの口に含ませておきました。</text:p>
          </table:table-cell>
          <table:table-cell office:value-type="string">
            <text:p>日本将棋連盟「将棋の基礎知識」</text:p>
            <text:p>将棋は二人が交互に駒を動かして進める。最初に指す人は先手、後に指す人は後手。駒の持ち方も学習。</text:p>
          </table:table-cell>
          <table:table-cell office:value-type="string">
            <text:p>日本将棋連盟「将棋の基礎知識」</text:p>
            <text:p>自分の駒がある場所へは進めない。</text:p>
          </table:table-cell>
          <table:table-cell office:value-type="string">
            <text:p>練習局面課題演習　激指名人戦道場　１４級　標準　１周目　第１問</text:p>
            <text:p>０．００００２％　－４９６　５７級　たまご</text:p>
            <text:p>指導対局を受けたら少し強くなった気がした。指導対局は積極的にどんどん受けよう。</text:p>
          </table:table-cell>
          <table:table-cell table:number-columns-repeated="17"/>
        </table:table-row>
        <table:table-row table:style-name="ro4">
          <table:table-cell/>
          <table:table-cell office:value-type="string">
            <text:p>3</text:p>
          </table:table-cell>
          <table:table-cell office:value-type="string">
            <text:p>21</text:p>
          </table:table-cell>
          <table:table-cell office:value-type="string">
            <text:p>アンパンマン・のびのびワーク１歳</text:p>
            <text:p>続いての食材は「ブロッコリー」。シール台紙の横に名前書いてあった。</text:p>
          </table:table-cell>
          <table:table-cell office:value-type="string">
            <text:p>日本将棋連盟「将棋の基礎知識」</text:p>
            <text:p>駒の並べ方。本将棋は８種類４０枚の駒を各々２０枚ずつ使う。「角は左・飛車は右」、「下段は内側から金・銀・桂・香」。筋と段でマス目の符号が決まる。</text:p>
          </table:table-cell>
          <table:table-cell office:value-type="string">
            <text:p>日本将棋連盟「将棋の基礎知識」</text:p>
            <text:p>相手の駒が居るマス目に進んだら、その駒を取ることが出来る。「取った」駒は自分の「持ち駒」となる。</text:p>
          </table:table-cell>
          <table:table-cell office:value-type="string">
            <text:p>練習局面課題演習　激指１３　１４級　標準　１周目　第１問</text:p>
            <text:p>０．００００２％　－４９６　５７級　たまご</text:p>
            <text:p>激指を中心にどんどん演習を進めていくぞー。</text:p>
          </table:table-cell>
          <table:table-cell table:number-columns-repeated="17"/>
        </table:table-row>
        <table:table-row table:style-name="ro4">
          <table:table-cell/>
          <table:table-cell office:value-type="string">
            <text:p>4</text:p>
          </table:table-cell>
          <table:table-cell office:value-type="string">
            <text:p>22</text:p>
          </table:table-cell>
          <table:table-cell office:value-type="string">
            <text:p>アンパンマン・のびのびワーク１歳</text:p>
            <text:p>続いての食材は「ミニトマト」。コキンちゃんのお口にポイ！</text:p>
          </table:table-cell>
          <table:table-cell office:value-type="string">
            <text:p>日本将棋連盟「将棋の基礎知識」</text:p>
            <text:p>将棋は二人で行うゲーム。</text:p>
          </table:table-cell>
          <table:table-cell office:value-type="string">
            <text:p>日本将棋連盟「将棋の基礎知識」</text:p>
            <text:p>持ち駒は自分の番の時に原則として空いているマスの好きな場所に置くことが出来る。これを「駒を打つ」と言う。</text:p>
          </table:table-cell>
          <table:table-cell office:value-type="string">
            <text:p>練習局面課題演習　激指１４　指導対局　１４級　竹俣紅　１周目　第１問</text:p>
            <text:p>０．００００２％　－４９６　５７級　たまご</text:p>
          </table:table-cell>
          <table:table-cell table:number-columns-repeated="17"/>
        </table:table-row>
        <table:table-row table:style-name="ro4">
          <table:table-cell/>
          <table:table-cell office:value-type="string">
            <text:p>5</text:p>
          </table:table-cell>
          <table:table-cell office:value-type="string">
            <text:p>23</text:p>
          </table:table-cell>
          <table:table-cell office:value-type="string">
            <text:p>アンパンマン・のびのびワーク１歳</text:p>
            <text:p>続いての食材は「ハンバーグ」。これはばいきんまん様のお皿に。</text:p>
          </table:table-cell>
          <table:table-cell office:value-type="string">
            <text:p>日本将棋連盟「将棋の基礎知識」</text:p>
            <text:p>盤と駒を使って行う競技</text:p>
          </table:table-cell>
          <table:table-cell office:value-type="string">
            <text:p>日本将棋連盟「将棋の基礎知識」</text:p>
            <text:p>駒を打てない場所。自分の駒や相手の駒が既にあるマス。行き所の無いマス。</text:p>
          </table:table-cell>
          <table:table-cell office:value-type="string">
            <text:p>練習局面課題演習　激指１４　１４級　標準　１周目　第１問</text:p>
            <text:p>０．００００２％　－４９６　５７級　たまご</text:p>
            <text:p>指導対局の時と指し回し違った。</text:p>
          </table:table-cell>
          <table:table-cell table:number-columns-repeated="17"/>
        </table:table-row>
        <table:table-row table:style-name="ro4">
          <table:table-cell/>
          <table:table-cell office:value-type="string">
            <text:p>6</text:p>
          </table:table-cell>
          <table:table-cell office:value-type="string">
            <text:p>24</text:p>
          </table:table-cell>
          <table:table-cell office:value-type="string">
            <text:p>アンパンマン・のびのびワーク１歳</text:p>
            <text:p>続いての食材は「メロン」。ばいきんまんの口の中にポイ。</text:p>
          </table:table-cell>
          <table:table-cell office:value-type="string">
            <text:p>日本将棋連盟「将棋の基礎知識」</text:p>
            <text:p>将棋は二人で交互に指していく</text:p>
          </table:table-cell>
          <table:table-cell office:value-type="string">
            <text:p>日本将棋連盟「将棋の基礎知識」</text:p>
            <text:p>駒が相手の陣地に進むと裏返して「成る」事が出来る。</text:p>
            <text:p>玉と金を除く。相手の陣地から出る時も「成る」事が出来る。</text:p>
          </table:table-cell>
          <table:table-cell office:value-type="string">
            <text:p>練習局面課題演習　激指定跡道場４　１４級　標準　１周目　第１問</text:p>
            <text:p>０．００００２％　－４９６　５７級　たまご</text:p>
            <text:p>感想戦時の微妙な形勢グラフ・・・・。</text:p>
          </table:table-cell>
          <table:table-cell table:number-columns-repeated="17"/>
        </table:table-row>
        <table:table-row table:style-name="ro4">
          <table:table-cell/>
          <table:table-cell office:value-type="string">
            <text:p>7</text:p>
          </table:table-cell>
          <table:table-cell office:value-type="string">
            <text:p>25</text:p>
          </table:table-cell>
          <table:table-cell office:value-type="string">
            <text:p>アンパンマン・のびのびワーク１歳</text:p>
            <text:p>最後の食材は「たこウィンナー」。ばいきんまんのお皿に載せておきました。</text:p>
          </table:table-cell>
          <table:table-cell office:value-type="string">
            <text:p>日本将棋連盟「将棋の基礎知識」</text:p>
            <text:p>本将棋の並べ方。符号について。</text:p>
          </table:table-cell>
          <table:table-cell office:value-type="string">
            <text:p>日本将棋連盟「将棋の基礎知識」</text:p>
            <text:p>成れる時に成らない事も可能。これを「不成」という。一度成った駒は元に戻せない。</text:p>
          </table:table-cell>
          <table:table-cell office:value-type="string">
            <text:p>練習局面課題演習　激指１５　１４級　標準　１周目　第１問</text:p>
            <text:p>０．００００２％　－４９５　５７級　たまご</text:p>
            <text:p/>
          </table:table-cell>
          <table:table-cell table:number-columns-repeated="17"/>
        </table:table-row>
        <table:table-row table:style-name="ro5">
          <table:table-cell/>
          <table:table-cell office:value-type="string">
            <text:p>8</text:p>
          </table:table-cell>
          <table:table-cell office:value-type="string">
            <text:p>26</text:p>
          </table:table-cell>
          <table:table-cell office:value-type="string">
            <text:p>アンパンマン・のびのびワーク１歳</text:p>
            <text:p>続いてはシールを貼ってケーキに色々盛り付けていくお勉強。集中力や最後までやり遂げる力を身に付けていく学習なのだとか。遊びながら学ぶということが感覚的・雰囲気的に掴めてきたような気がする。</text:p>
          </table:table-cell>
          <table:table-cell office:value-type="string">
            <text:p>日本将棋連盟「将棋の基礎知識」</text:p>
            <text:p>駒の動きの共通原則</text:p>
          </table:table-cell>
          <table:table-cell office:value-type="string">
            <text:p>日本将棋連盟「将棋の基礎知識」</text:p>
            <text:p>ここから各駒の名前と動き方について見ていこう。</text:p>
          </table:table-cell>
          <table:table-cell office:value-type="string">
            <text:p>練習局面課題演習　激指定跡道場４　指導対局　１４級　竹俣紅　１１周目　第１問</text:p>
            <text:p>０．００００３％　－４９５　５７級　たまご</text:p>
            <text:p>駒の動きの共通原則、「取る」「打つ」「成る」について学習できた。</text:p>
          </table:table-cell>
          <table:table-cell table:number-columns-repeated="17"/>
        </table:table-row>
        <table:table-row table:style-name="ro5" table:number-rows-repeated="161">
          <table:table-cell table:number-columns-repeated="24"/>
        </table:table-row>
        <table:table-row table:style-name="ro5">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2">2022/03/02</text:date>, <text:time>20:0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1H19M44S</meta:editing-duration>
    <meta:editing-cycles>13</meta:editing-cycles>
    <meta:generator>OpenOffice/4.1.6$Win32 OpenOffice.org_project/416m1$Build-9790</meta:generator>
    <dc:date>2022-03-02T20:08:53.18</dc:date>
    <meta:document-statistic meta:table-count="1" meta:cell-count="54" meta:object-count="0"/>
    <meta:user-defined meta:name="Info 1"/>
    <meta:user-defined meta:name="Info 2"/>
    <meta:user-defined meta:name="Info 3"/>
    <meta:user-defined meta:name="Info 4"/>
  </office:meta>
</office:document-meta>
</file>